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/>
    <style:style style:name="ce2" style:family="table-cell" style:parent-style-name="Default" style:data-style-name="N134"/>
    <style:style style:name="ce3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(((EXP([.E$3]*[.A1]/[.E$9])-1)/(EXP([.E$3]*[.E$10]/[.E$9])-1))*([.E$5]-[.E$4]))+[.E$4]" office:value-type="float" office:value="100" calcext:value-type="float">
            <text:p>100.000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(((EXP([.E$3]*[.A2]/[.E$9])-1)/(EXP([.E$3]*[.E$10]/[.E$9])-1))*([.E$5]-[.E$4]))+[.E$4]" office:value-type="float" office:value="106.120702456009" calcext:value-type="float">
            <text:p>106.1207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(((EXP([.E$3]*[.A3]/[.E$9])-1)/(EXP([.E$3]*[.E$10]/[.E$9])-1))*([.E$5]-[.E$4]))+[.E$4]" office:value-type="float" office:value="112.885124808584" calcext:value-type="float">
            <text:p>112.8851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(((EXP([.E$3]*[.A4]/[.E$9])-1)/(EXP([.E$3]*[.E$10]/[.E$9])-1))*([.E$5]-[.E$4]))+[.E$4]" office:value-type="float" office:value="120.360967670231" calcext:value-type="float">
            <text:p>120.36097</text:p>
          </table:table-cell>
          <table:table-cell/>
          <table:table-cell office:value-type="string" calcext:value-type="string">
            <text:p>T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(((EXP([.E$3]*[.A5]/[.E$9])-1)/(EXP([.E$3]*[.E$10]/[.E$9])-1))*([.E$5]-[.E$4]))+[.E$4]" office:value-type="float" office:value="128.623051789027" calcext:value-type="float">
            <text:p>128.62305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(((EXP([.E$3]*[.A6]/[.E$9])-1)/(EXP([.E$3]*[.E$10]/[.E$9])-1))*([.E$5]-[.E$4]))+[.E$4]" office:value-type="float" office:value="137.754066879815" calcext:value-type="float">
            <text:p>137.75407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(((EXP([.E$3]*[.A7]/[.E$9])-1)/(EXP([.E$3]*[.E$10]/[.E$9])-1))*([.E$5]-[.E$4]))+[.E$4]" office:value-type="float" office:value="147.845399210663" calcext:value-type="float">
            <text:p>147.84540</text:p>
          </table:table-cell>
          <table:table-cell/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(((EXP([.E$3]*[.A8]/[.E$9])-1)/(EXP([.E$3]*[.E$10]/[.E$9])-1))*([.E$5]-[.E$4]))+[.E$4]" office:value-type="float" office:value="158.998046227353" calcext:value-type="float">
            <text:p>158.99805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(((EXP([.E$3]*[.A9]/[.E$9])-1)/(EXP([.E$3]*[.E$10]/[.E$9])-1))*([.E$5]-[.E$4]))+[.E$4]" office:value-type="float" office:value="171.323627369762" calcext:value-type="float">
            <text:p>171.32363</text:p>
          </table:table-cell>
          <table:table-cell/>
          <table:table-cell office:value-type="string" calcext:value-type="string">
            <text:p>alfa</text:p>
          </table:table-cell>
          <table:table-cell table:formula="of:=[.E6]/([.E7]*[.E8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(((EXP([.E$3]*[.A10]/[.E$9])-1)/(EXP([.E$3]*[.E$10]/[.E$9])-1))*([.E$5]-[.E$4]))+[.E$4]" office:value-type="float" office:value="184.945501196734" calcext:value-type="float">
            <text:p>184.94550</text:p>
          </table:table-cell>
          <table:table-cell/>
          <table:table-cell office:value-type="string" calcext:value-type="string">
            <text:p>L</text:p>
          </table:table-cell>
          <table:table-cell table:formula="of:=[.E1]*[.E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(((EXP([.E$3]*[.A11]/[.E$9])-1)/(EXP([.E$3]*[.E$10]/[.E$9])-1))*([.E$5]-[.E$4]))+[.E$4]" office:value-type="float" office:value="200" calcext:value-type="float">
            <text:p>200.0000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3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51:23.710314269</meta:creation-date>
    <dc:date>2025-12-17T17:45:02.673363572</dc:date>
    <meta:editing-duration>PT15M5S</meta:editing-duration>
    <meta:editing-cycles>4</meta:editing-cycles>
    <meta:generator>LibreOffice/24.2.7.2$Linux_X86_64 LibreOffice_project/420$Build-2</meta:generator>
    <meta:document-statistic meta:table-count="1" meta:cell-count="42" meta:object-count="0"/>
  </office:meta>
</office:document-meta>
</file>